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2" table:style-name="ce7"/>
          <table:table-cell office:value-type="time" office:time-value="PT10H0M0S" table:style-name="ce7">
            <text:p>10:00</text:p>
          </table:table-cell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office:value-type="time" office:time-value="PT4H30M0S" table:style-name="ce7">
            <text:p>04:3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style-name="ce7"/>
          <table:table-cell office:value-type="time" office:time-value="PT0H20M0S" table:style-name="ce7">
            <text:p>00:2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style-name="ce7"/>
          <table:table-cell office:value-type="time" office:time-value="PT0H20M0S" table:style-name="ce7">
            <text:p>00:2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style-name="ce7"/>
          <table:table-cell office:value-type="time" office:time-value="PT3H30M0S" table:style-name="ce7">
            <text:p>03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style-name="ce7"/>
          <table:table-cell office:value-type="time" office:time-value="PT3H30M0S" table:style-name="ce7">
            <text:p>03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9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umme</text:p>
          </table:table-cell>
          <table:table-cell office:value-type="time" office:time-value="PT13H30M0S" table:formula="of:=SUM([.B4:.B120])" table:style-name="ce11">
            <text:p>13:30</text:p>
          </table:table-cell>
          <table:table-cell office:value-type="time" office:time-value="PT38H40M0S" table:formula="of:=SUM([.C4:.C120])" table:style-name="ce11">
            <text:p>38:40</text:p>
          </table:table-cell>
          <table:table-cell office:value-type="time" office:time-value="PT31H45M0S" table:formula="of:=SUM([.D4:.D120])" table:style-name="ce11">
            <text:p>31:45</text:p>
          </table:table-cell>
          <table:table-cell table:style-name="ce1"/>
          <table:table-cell office:value-type="time" office:time-value="PT83H55M0S" table:formula="of:=SUM([.B122:.D122])" table:style-name="ce12">
            <text:p>83:55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Kai Mindermann</meta:initial-creator>
    <dc:creator>Andrew</dc:creator>
    <meta:creation-date>2015-10-06T10:15:48Z</meta:creation-date>
    <dc:date>2017-12-08T14:13:59Z</dc:date>
    <meta:editing-cycles>16</meta:editing-cycles>
    <meta:editing-duration>PT1665S</meta:editing-duration>
  </office:meta>
</office:document-meta>
</file>